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sites.google.com/view/htryte/%D8%A7%D9%84%D8%B5%D9%81%D8%AD%D8%A9-%D8%A7%D9%84%D8%B1%D8%A6%D9%8A%D8%B3%D9%8A%D8%A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9T19:39:00.336000000</meta:creation-date>
    <dc:date>2024-11-19T19:39:38.815000000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122" meta:non-whitespace-character-count="122"/>
    <meta:generator>Neat_Office/6.2.8.2$Windows_x86 LibreOffice_project/</meta:generator>
  </office:meta>
</office:document-meta>
</file>